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375151277" calcext:value-type="float">
            <text:p>1,375151277</text:p>
          </table:table-cell>
          <table:table-cell office:value-type="float" office:value="0.5352453589" calcext:value-type="float">
            <text:p>0,5352453589</text:p>
          </table:table-cell>
          <table:table-cell office:value-type="float" office:value="0.006426045205" calcext:value-type="float">
            <text:p>0,0064260452</text:p>
          </table:table-cell>
          <table:table-cell office:value-type="float" office:value="0.0002999873832" calcext:value-type="float">
            <text:p>0,000299987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411" calcext:value-type="float">
            <text:p>33411</text:p>
          </table:table-cell>
          <table:table-cell office:value-type="float" office:value="1.704614639" calcext:value-type="float">
            <text:p>1,704614639</text:p>
          </table:table-cell>
          <table:table-cell office:value-type="float" office:value="0.4151791632" calcext:value-type="float">
            <text:p>0,4151791632</text:p>
          </table:table-cell>
          <table:table-cell office:value-type="float" office:value="0.001628414262" calcext:value-type="float">
            <text:p>0,0016284143</text:p>
          </table:table-cell>
          <table:table-cell table:style-name="ce1" office:value-type="float" office:value="0.00007681199349" calcext:value-type="float">
            <text:p>7,68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765" calcext:value-type="float">
            <text:p>33765</text:p>
          </table:table-cell>
          <table:table-cell office:value-type="float" office:value="1.227755427" calcext:value-type="float">
            <text:p>1,227755427</text:p>
          </table:table-cell>
          <table:table-cell office:value-type="float" office:value="0.575422585" calcext:value-type="float">
            <text:p>0,575422585</text:p>
          </table:table-cell>
          <table:table-cell office:value-type="float" office:value="0.0006688353023" calcext:value-type="float">
            <text:p>0,0006688353</text:p>
          </table:table-cell>
          <table:table-cell table:style-name="ce1" office:value-type="float" office:value="0.00004560240632" calcext:value-type="float">
            <text:p>4,56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918" calcext:value-type="float">
            <text:p>33918</text:p>
          </table:table-cell>
          <table:table-cell office:value-type="float" office:value="1.263725281" calcext:value-type="float">
            <text:p>1,263725281</text:p>
          </table:table-cell>
          <table:table-cell office:value-type="float" office:value="0.5980700254" calcext:value-type="float">
            <text:p>0,5980700254</text:p>
          </table:table-cell>
          <table:table-cell office:value-type="float" office:value="0.0007112590829" calcext:value-type="float">
            <text:p>0,0007112591</text:p>
          </table:table-cell>
          <table:table-cell table:style-name="ce1" office:value-type="float" office:value="0.00001513317147" calcext:value-type="float">
            <text:p>1,51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4148" calcext:value-type="float">
            <text:p>34148</text:p>
          </table:table-cell>
          <table:table-cell office:value-type="float" office:value="1.375720859" calcext:value-type="float">
            <text:p>1,375720859</text:p>
          </table:table-cell>
          <table:table-cell office:value-type="float" office:value="0.5427302122" calcext:value-type="float">
            <text:p>0,5427302122</text:p>
          </table:table-cell>
          <table:table-cell office:value-type="float" office:value="0.0007517666672" calcext:value-type="float">
            <text:p>0,0007517667</text:p>
          </table:table-cell>
          <table:table-cell table:style-name="ce1" office:value-type="float" office:value="0.00006014133032" calcext:value-type="float">
            <text:p>6,01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338" calcext:value-type="float">
            <text:p>34338</text:p>
          </table:table-cell>
          <table:table-cell office:value-type="float" office:value="1.324242473" calcext:value-type="float">
            <text:p>1,324242473</text:p>
          </table:table-cell>
          <table:table-cell office:value-type="float" office:value="0.4935238063" calcext:value-type="float">
            <text:p>0,4935238063</text:p>
          </table:table-cell>
          <table:table-cell office:value-type="float" office:value="0.0006130932597" calcext:value-type="float">
            <text:p>0,0006130933</text:p>
          </table:table-cell>
          <table:table-cell table:style-name="ce1" office:value-type="float" office:value="0.00002990698886" calcext:value-type="float">
            <text:p>2,99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4480" calcext:value-type="float">
            <text:p>34480</text:p>
          </table:table-cell>
          <table:table-cell office:value-type="float" office:value="1.258254528" calcext:value-type="float">
            <text:p>1,258254528</text:p>
          </table:table-cell>
          <table:table-cell office:value-type="float" office:value="0.5791507959" calcext:value-type="float">
            <text:p>0,5791507959</text:p>
          </table:table-cell>
          <table:table-cell office:value-type="float" office:value="0.0004170266038" calcext:value-type="float">
            <text:p>0,0004170266</text:p>
          </table:table-cell>
          <table:table-cell table:style-name="ce1" office:value-type="float" office:value="0.00004468142288" calcext:value-type="float">
            <text:p>4,47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716" calcext:value-type="float">
            <text:p>34716</text:p>
          </table:table-cell>
          <table:table-cell office:value-type="float" office:value="1.178637505" calcext:value-type="float">
            <text:p>1,178637505</text:p>
          </table:table-cell>
          <table:table-cell office:value-type="float" office:value="0.5656268001" calcext:value-type="float">
            <text:p>0,5656268001</text:p>
          </table:table-cell>
          <table:table-cell office:value-type="float" office:value="0.0004882884677" calcext:value-type="float">
            <text:p>0,0004882885</text:p>
          </table:table-cell>
          <table:table-cell table:style-name="ce1" office:value-type="float" office:value="0.00001479662023" calcext:value-type="float">
            <text:p>1,48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837" calcext:value-type="float">
            <text:p>34837</text:p>
          </table:table-cell>
          <table:table-cell office:value-type="float" office:value="1.318251729" calcext:value-type="float">
            <text:p>1,318251729</text:p>
          </table:table-cell>
          <table:table-cell office:value-type="float" office:value="0.5633164048" calcext:value-type="float">
            <text:p>0,5633164048</text:p>
          </table:table-cell>
          <table:table-cell office:value-type="float" office:value="0.0005603810423" calcext:value-type="float">
            <text:p>0,000560381</text:p>
          </table:table-cell>
          <table:table-cell table:style-name="ce1" office:value-type="float" office:value="0.00005898747986" calcext:value-type="float">
            <text:p>5,90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008" calcext:value-type="float">
            <text:p>35008</text:p>
          </table:table-cell>
          <table:table-cell office:value-type="float" office:value="1.165511608" calcext:value-type="float">
            <text:p>1,165511608</text:p>
          </table:table-cell>
          <table:table-cell office:value-type="float" office:value="0.5669837594" calcext:value-type="float">
            <text:p>0,5669837594</text:p>
          </table:table-cell>
          <table:table-cell office:value-type="float" office:value="0.0005430554738" calcext:value-type="float">
            <text:p>0,0005430555</text:p>
          </table:table-cell>
          <table:table-cell table:style-name="ce1" office:value-type="float" office:value="0.00002935435077" calcext:value-type="float">
            <text:p>2,94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191865326" calcext:value-type="float">
            <text:p>1,3191865326</text:p>
          </table:table-cell>
          <table:table-cell table:formula="of:=AVERAGE([.D2:.D11])" office:value-type="float" office:value="0.54352489112" calcext:value-type="float">
            <text:p>0,5435248911</text:p>
          </table:table-cell>
          <table:table-cell table:formula="of:=AVERAGE([.E2:.E11])" office:value-type="float" office:value="0.00128081653667" calcext:value-type="float">
            <text:p>0,0012808165</text:p>
          </table:table-cell>
          <table:table-cell table:formula="of:=AVERAGE([.F2:.F11])" office:value-type="float" office:value="0.00006754031474" calcext:value-type="float">
            <text:p>6,754031474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35:05.046026523</dc:date>
    <meta:document-statistic meta:table-count="1" meta:cell-count="70" meta:object-count="0"/>
    <meta:generator>LibreOffice/4.1.4.2$Linux_X86_64 LibreOffice_project/410m0$Build-2</meta:generator>
  </office:meta>
</office:document-meta>
</file>